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4930f" officeooo:paragraph-rsid="0014930f"/>
    </style:style>
    <style:style style:name="P2" style:family="paragraph" style:parent-style-name="Text_20_body">
      <style:text-properties fo:font-weight="bold" officeooo:rsid="00154620" officeooo:paragraph-rsid="00154620" style:font-weight-asian="bold" style:font-weight-complex="bold"/>
    </style:style>
    <style:style style:name="P3" style:family="paragraph" style:parent-style-name="Text_20_body">
      <style:text-properties fo:font-weight="normal" officeooo:rsid="0017055a" officeooo:paragraph-rsid="0017055a" style:font-weight-asian="normal" style:font-weight-complex="normal"/>
    </style:style>
    <style:style style:name="P4" style:family="paragraph" style:parent-style-name="Text_20_body">
      <style:text-properties officeooo:rsid="0017055a" officeooo:paragraph-rsid="0017055a"/>
    </style:style>
    <style:style style:name="P5" style:family="paragraph" style:parent-style-name="Heading_20_3">
      <style:text-properties officeooo:rsid="0014930f" officeooo:paragraph-rsid="0014930f"/>
    </style:style>
    <style:style style:name="P6" style:family="paragraph" style:parent-style-name="Heading_20_3">
      <style:text-properties officeooo:rsid="00154620" officeooo:paragraph-rsid="00154620"/>
    </style:style>
    <style:style style:name="P7" style:family="paragraph" style:parent-style-name="Heading_20_3">
      <style:text-properties officeooo:rsid="0017055a" officeooo:paragraph-rsid="0017055a"/>
    </style:style>
    <style:style style:name="T1" style:family="text">
      <style:text-properties style:font-name="Courier New"/>
    </style:style>
    <style:style style:name="T2" style:family="text">
      <style:text-properties officeooo:rsid="00154620"/>
    </style:style>
    <style:style style:name="T3" style:family="text">
      <style:text-properties officeooo:rsid="001705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he Problem</text:h>
      <text:p text:style-name="P1">Create program that simulates multiple software routers that implement the distance vector routing algorithm using a single thread and <text:span text:style-name="T1">select().</text:span></text:p>
      <text:p text:style-name="P1"/>
      <text:h text:style-name="P5" text:outline-level="3">The Solution</text:h>
      <text:p text:style-name="P1">Each router is its own process. The router reads its configuration from the tests directory passed as command line parameters. The router loops waiting for a socket to be ready for read every 10ms via the <text:span text:style-name="T1">select()</text:span> command. Every 30 seconds the router broadcasts to directly connected routes with its routing table related to the target router. Upon receiving a message of <text:s/>form "U destination cost", it updates its routing table by either changing the next hop for the route to the sending router (if the total cost is lower) or updating the current route with the new value. Upon receiving a message of form "L destination cost", the router changes the route for the direct link with specified destination. <text:span text:style-name="T2">Upon receiving a message of form "P destination", the router prints the route for the specified destination, or all routes if destination is not specified.</text:span></text:p>
      <text:p text:style-name="P1"/>
      <text:h text:style-name="P6" text:outline-level="3">Test Cases</text:h>
      <text:p text:style-name="P2">TC1</text:p>
      <text:p text:style-name="P3">Five routers. Before converging AB has link cost 7, after converging, going around through E back to B is shorter.</text:p>
      <text:p text:style-name="P3">Tables:</text:p>
      <text:p text:style-name="Standard">A</text:p>
      <text:p text:style-name="Standard">Destination=D, Next=E, Cost=3</text:p>
      <text:p text:style-name="Standard">Destination=E, Next=E, Cost=1</text:p>
      <text:p text:style-name="Standard">Destination=B, Next=E, Cost=6</text:p>
      <text:p text:style-name="Standard">Destination=C, Next=E, Cost=5</text:p>
      <text:p text:style-name="Standard"/>
      <text:p text:style-name="Standard">B</text:p>
      <text:p text:style-name="Standard">Destination=D, Next=C, Cost=3</text:p>
      <text:p text:style-name="Standard">Destination=E, Next=C, Cost=5</text:p>
      <text:p text:style-name="Standard">Destination=C, Next=C, Cost=1</text:p>
      <text:p text:style-name="Standard">Destination=A, Next=C, Cost=6</text:p>
      <text:p text:style-name="Standard"/>
      <text:p text:style-name="Standard">C</text:p>
      <text:p text:style-name="Standard">Destination=D, Next=D, Cost=2</text:p>
      <text:p text:style-name="Standard">Destination=E, Next=D, Cost=4</text:p>
      <text:p text:style-name="Standard">Destination=B, Next=B, Cost=1</text:p>
      <text:p text:style-name="Standard">Destination=A, Next=D, Cost=5</text:p>
      <text:p text:style-name="Standard"/>
      <text:p text:style-name="Standard">D</text:p>
      <text:p text:style-name="Standard">Destination=E, Next=E, Cost=2</text:p>
      <text:p text:style-name="Standard">Destination=B, Next=C, Cost=3</text:p>
      <text:p text:style-name="Standard"><text:soft-page-break/>Destination=C, Next=C, Cost=2</text:p>
      <text:p text:style-name="Standard">Destination=A, Next=E, Cost=3</text:p>
      <text:p text:style-name="Standard"/>
      <text:p text:style-name="Standard">E</text:p>
      <text:p text:style-name="Standard">Destination=D, Next=D, Cost=2</text:p>
      <text:p text:style-name="Standard">Destination=B, Next=D, Cost=5</text:p>
      <text:p text:style-name="Standard">Destination=C, Next=D, Cost=4</text:p>
      <text:p text:style-name="Standard">Destination=A, Next=A, Cost=1</text:p>
      <text:p text:style-name="P2"/>
      <text:h text:style-name="P7" text:outline-level="3">Significant Decisions</text:h>
      <text:p text:style-name="P4"><text:span text:style-name="T3">T</text:span>he most significant implementation specific decision made by Dr.Hauser is that this is to be single threaded and use the select() method. The alternative is to have a thread for each connection. This increases response time as multiple connections can be handled at once versus one at a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54S</meta:editing-duration>
    <meta:editing-cycles>4</meta:editing-cycles>
    <meta:generator>LibreOffice/4.1.1.2$Windows_x86 LibreOffice_project/7e4286b58adc75a14f6d83f53a03b6c11fa2903</meta:generator>
    <dc:date>2013-11-11T23:06:03.572000000</dc:date>
    <meta:document-statistic meta:table-count="0" meta:image-count="0" meta:object-count="0" meta:page-count="2" meta:paragraph-count="35" meta:word-count="309" meta:character-count="2063" meta:non-whitespace-character-count="1788"/>
    <meta:user-defined meta:name="Info 1"/>
    <meta:user-defined meta:name="Info 2"/>
    <meta:user-defined meta:name="Info 3"/>
    <meta:user-defined meta:name="Info 4"/>
  </office:meta>
</office:document-meta>
</file>